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13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8" style:family="table-cell" style:parent-style-name="Default" style:data-style-name="N13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13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0" style:family="table-cell" style:parent-style-name="Default" style:data-style-name="N13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13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25" office:value-type="string" calcext:value-type="string">
            <text:p>NF - SERV. PROD.</text:p>
          </table:table-cell>
          <table:table-cell table:style-name="ce27" office:value-type="string" calcext:value-type="string">
            <text:p>R$</text:p>
          </table:table-cell>
          <table:table-cell table:style-name="ce29"/>
          <table:table-cell table:style-name="ce31" office:value-type="string" calcext:value-type="string">
            <text:p>PAGO</text:p>
          </table:table-cell>
          <table:table-cell table:style-name="ce2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34" office:value-type="string" calcext:value-type="string">
            <text:p>SALDO DEVEDOR</text:p>
          </table:table-cell>
          <table:table-cell table:style-name="ce31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4-08-31" calcext:value-type="date">
            <text:p>31/08/2024</text:p>
          </table:table-cell>
          <table:table-cell table:style-name="ce26" office:value-type="string" calcext:value-type="string">
            <text:p>Mens. 08/2024 (A.C.)</text:p>
          </table:table-cell>
          <table:table-cell table:style-name="ce28" office:value-type="float" office:value="220" calcext:value-type="float">
            <text:p>22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20" calcext:value-type="float">
            <text:p>220,00</text:p>
          </table:table-cell>
          <table:table-cell table:style-name="ce17" office:value-type="date" office:date-value="2024-09-11" calcext:value-type="date">
            <text:p>11/09/2024</text:p>
          </table:table-cell>
          <table:table-cell table:style-name="ce28" table:formula="of:=[.C2]-[.F2]" office:value-type="float" office:value="0" calcext:value-type="float">
            <text:p>-</text:p>
          </table:table-cell>
          <table:table-cell table:style-name="ce35" office:value-type="string" calcext:value-type="string">
            <text:p>Transf. BB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4-09-30" calcext:value-type="date">
            <text:p>30/09/2024</text:p>
          </table:table-cell>
          <table:table-cell table:style-name="ce26" office:value-type="string" calcext:value-type="string">
            <text:p>Mens. 09/2024 (A.C.)</text:p>
          </table:table-cell>
          <table:table-cell table:style-name="ce28" office:value-type="float" office:value="220" calcext:value-type="float">
            <text:p>22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20" calcext:value-type="float">
            <text:p>220,00</text:p>
          </table:table-cell>
          <table:table-cell table:style-name="ce17" office:value-type="date" office:date-value="2024-10-10" calcext:value-type="date">
            <text:p>10/10/2024</text:p>
          </table:table-cell>
          <table:table-cell table:style-name="ce28" table:formula="of:=[.C3]-[.F3]" office:value-type="float" office:value="0" calcext:value-type="float">
            <text:p>-</text:p>
          </table:table-cell>
          <table:table-cell table:style-name="ce35" office:value-type="string" calcext:value-type="string">
            <text:p>Transf. BB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4-10-31" calcext:value-type="date">
            <text:p>31/10/2024</text:p>
          </table:table-cell>
          <table:table-cell table:style-name="ce26" office:value-type="string" calcext:value-type="string">
            <text:p>Mens. 10/2024 (A.C.)</text:p>
          </table:table-cell>
          <table:table-cell table:style-name="ce28" office:value-type="float" office:value="220" calcext:value-type="float">
            <text:p>22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20" calcext:value-type="float">
            <text:p>220,00</text:p>
          </table:table-cell>
          <table:table-cell table:style-name="ce17" office:value-type="date" office:date-value="2024-11-12" calcext:value-type="date">
            <text:p>12/11/2024</text:p>
          </table:table-cell>
          <table:table-cell table:style-name="ce28" table:formula="of:=[.C4]-[.F4]" office:value-type="float" office:value="0" calcext:value-type="float">
            <text:p>-</text:p>
          </table:table-cell>
          <table:table-cell table:style-name="ce35" office:value-type="string" calcext:value-type="string">
            <text:p>Transf. BB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4-11-30" calcext:value-type="date">
            <text:p>30/11/2024</text:p>
          </table:table-cell>
          <table:table-cell table:style-name="ce26" office:value-type="string" calcext:value-type="string">
            <text:p>Mens. 11/2024 (A.C.)</text:p>
          </table:table-cell>
          <table:table-cell table:style-name="ce28" office:value-type="float" office:value="220" calcext:value-type="float">
            <text:p>22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20" calcext:value-type="float">
            <text:p>220,00</text:p>
          </table:table-cell>
          <table:table-cell table:style-name="ce17" office:value-type="date" office:date-value="2024-12-13" calcext:value-type="date">
            <text:p>13/12/2024</text:p>
          </table:table-cell>
          <table:table-cell table:style-name="ce28" table:formula="of:=[.C5]-[.F5]" office:value-type="float" office:value="0" calcext:value-type="float">
            <text:p>-</text:p>
          </table:table-cell>
          <table:table-cell table:style-name="ce35" office:value-type="string" calcext:value-type="string">
            <text:p>Transf. BB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4-12-31" calcext:value-type="date">
            <text:p>31/12/2024</text:p>
          </table:table-cell>
          <table:table-cell table:style-name="ce26" office:value-type="string" calcext:value-type="string">
            <text:p>Mens. 12/2024 (A.C.)</text:p>
          </table:table-cell>
          <table:table-cell table:style-name="ce28" office:value-type="float" office:value="220" calcext:value-type="float">
            <text:p>22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20" calcext:value-type="float">
            <text:p>220,00</text:p>
          </table:table-cell>
          <table:table-cell table:style-name="ce17" office:value-type="date" office:date-value="2025-01-06" calcext:value-type="date">
            <text:p>06/01/2025</text:p>
          </table:table-cell>
          <table:table-cell table:style-name="ce28" table:formula="of:=[.C6]-[.F6]" office:value-type="float" office:value="0" calcext:value-type="float">
            <text:p>-</text:p>
          </table:table-cell>
          <table:table-cell table:style-name="ce35" office:value-type="string" calcext:value-type="string">
            <text:p>Transf. BB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5-01-31" calcext:value-type="date">
            <text:p>31/01/2025</text:p>
          </table:table-cell>
          <table:table-cell table:style-name="ce26" office:value-type="string" calcext:value-type="string">
            <text:p>Mens. 01/2025 (A.C.)</text:p>
          </table:table-cell>
          <table:table-cell table:style-name="ce28" office:value-type="float" office:value="300" calcext:value-type="float">
            <text:p>30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2-13" calcext:value-type="date">
            <text:p>13/02/2025</text:p>
          </table:table-cell>
          <table:table-cell table:style-name="ce28"/>
          <table:table-cell table:style-name="ce36" office:value-type="string" calcext:value-type="string">
            <text:p>Desconto 30,00 -Transf BB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5-02-28" calcext:value-type="date">
            <text:p>28/02/2025</text:p>
          </table:table-cell>
          <table:table-cell table:style-name="ce26" office:value-type="string" calcext:value-type="string">
            <text:p>Mens. 02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3-27" calcext:value-type="date">
            <text:p>27/03/2025</text:p>
          </table:table-cell>
          <table:table-cell table:style-name="ce28" table:formula="of:=[.C8]-[.F8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03-31" calcext:value-type="date">
            <text:p>31/03/2025</text:p>
          </table:table-cell>
          <table:table-cell table:style-name="ce26" office:value-type="string" calcext:value-type="string">
            <text:p>Mens. 03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4-15" calcext:value-type="date">
            <text:p>15/04/2025</text:p>
          </table:table-cell>
          <table:table-cell table:style-name="ce28" table:formula="of:=[.C9]-[.F9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04-30" calcext:value-type="date">
            <text:p>30/04/2025</text:p>
          </table:table-cell>
          <table:table-cell table:style-name="ce26" office:value-type="string" calcext:value-type="string">
            <text:p>Mens. 04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6-09" calcext:value-type="date">
            <text:p>09/06/2025</text:p>
          </table:table-cell>
          <table:table-cell table:style-name="ce28" table:formula="of:=[.C10]-[.F10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05-31" calcext:value-type="date">
            <text:p>31/05/2025</text:p>
          </table:table-cell>
          <table:table-cell table:style-name="ce26" office:value-type="string" calcext:value-type="string">
            <text:p>Mens. 05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6-09" calcext:value-type="date">
            <text:p>09/06/2025</text:p>
          </table:table-cell>
          <table:table-cell table:style-name="ce28" table:formula="of:=[.C11]-[.F11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06-30" calcext:value-type="date">
            <text:p>30/06/2025</text:p>
          </table:table-cell>
          <table:table-cell table:style-name="ce26" office:value-type="string" calcext:value-type="string">
            <text:p>Mens. 06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7-04" calcext:value-type="date">
            <text:p>04/07/2025</text:p>
          </table:table-cell>
          <table:table-cell table:style-name="ce28" table:formula="of:=[.C12]-[.F12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07-31" calcext:value-type="date">
            <text:p>31/07/2025</text:p>
          </table:table-cell>
          <table:table-cell table:style-name="ce26" office:value-type="string" calcext:value-type="string">
            <text:p>Mens. 07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8-06" calcext:value-type="date">
            <text:p>06/08/2025</text:p>
          </table:table-cell>
          <table:table-cell table:style-name="ce28" table:formula="of:=[.C13]-[.F13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08-31" calcext:value-type="date">
            <text:p>31/08/2025</text:p>
          </table:table-cell>
          <table:table-cell table:style-name="ce26" office:value-type="string" calcext:value-type="string">
            <text:p>Mens. 08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10-06" calcext:value-type="date">
            <text:p>06/10/2025</text:p>
          </table:table-cell>
          <table:table-cell table:style-name="ce28" table:formula="of:=[.C14]-[.F14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09-30" calcext:value-type="date">
            <text:p>30/09/2025</text:p>
          </table:table-cell>
          <table:table-cell table:style-name="ce26" office:value-type="string" calcext:value-type="string">
            <text:p>Mens. 09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10-06" calcext:value-type="date">
            <text:p>06/10/2025</text:p>
          </table:table-cell>
          <table:table-cell table:style-name="ce28" table:formula="of:=[.C15]-[.F15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24" table:number-columns-repeated="6"/>
          <table:table-cell table:style-name="ce33" office:value-type="string" calcext:value-type="string">
            <text:p>TOTAL</text:p>
          </table:table-cell>
          <table:table-cell table:style-name="ce27" table:formula="of:=SUM([.H2:.H15])" office:value-type="float" office:value="0" calcext:value-type="float">
            <text:p>-</text:p>
          </table:table-cell>
          <table:table-cell table:style-name="ce31"/>
          <table:table-cell table:number-columns-repeated="55"/>
        </table:table-row>
        <table:table-row table:style-name="ro3" table:number-rows-repeated="65517">
          <table:table-cell table:number-columns-repeated="64"/>
        </table:table-row>
        <table:table-row table:style-name="ro4" table:number-rows-repeated="98301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6P0" style:volatile="true">
      <number:text>R$""""""""""""""""</number:text>
      <number:number number:decimal-places="2" number:min-decimal-places="2" number:min-integer-digits="1" number:grouping="true"/>
    </number:number-style>
    <number:number-style style:name="N11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6">
      <number:text>R$-""""""""""""""""</number:text>
      <number:number number:decimal-places="0" number:min-decimal-places="0" number:min-integer-digits="0"/>
      <style:map style:condition="value()&gt;0" style:apply-style-name="N116P0"/>
      <style:map style:condition="value()&lt;0" style:apply-style-name="N116P1"/>
    </number:number-style>
    <number:number-style style:name="N119P0" style:volatile="true">
      <number:text>R$""""""""""""""""</number:text>
      <number:number number:decimal-places="0" number:min-decimal-places="0" number:min-integer-digits="1" number:grouping="true"/>
    </number:number-style>
    <number:number-style style:name="N11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9">
      <number:text>R$-""""""""""""""""</number:text>
      <style:map style:condition="value()&gt;0" style:apply-style-name="N119P0"/>
      <style:map style:condition="value()&lt;0" style:apply-style-name="N119P1"/>
    </number:number-style>
    <number:date-style style:name="N120">
      <number:month number:textual="true"/>
      <number:text> </number:text>
      <number:year/>
    </number:date-style>
    <number:number-style style:name="N122P0" style:volatile="true">
      <number:number number:decimal-places="0" number:min-decimal-places="0" number:min-integer-digits="1" number:grouping="true"/>
    </number:number-style>
    <number:number-style style:name="N12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2">
      <number:text>-</number:text>
      <style:map style:condition="value()&gt;0" style:apply-style-name="N122P0"/>
      <style:map style:condition="value()&lt;0" style:apply-style-name="N122P1"/>
    </number:number-style>
    <number:date-style style:name="N123">
      <number:day number:style="long"/>
      <number:text>. </number:text>
      <number:month number:textual="true"/>
      <number:text> </number:text>
      <number:year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currency-style style:name="N127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date-style style:name="N128">
      <number:day number:style="long"/>
      <number:text>.</number:text>
      <number:month number:style="long"/>
      <number:text>.</number:text>
      <number:year/>
    </number:dat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">
      <number:text>(</number:text>
      <number:number number:decimal-places="2" number:min-decimal-places="2" number:min-integer-digits="1" number:grouping="true"/>
      <number:text>)</number:text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1">
      <number:text>-</number:text>
      <number:number number:decimal-places="0" number:min-decimal-places="0" number:min-integer-digits="0"/>
      <style:map style:condition="value()&gt;0" style:apply-style-name="N131P0"/>
      <style:map style:condition="value()&lt;0" style:apply-style-name="N131P1"/>
    </number:number-style>
    <number:date-style style:name="N132">
      <number:day number:style="long"/>
      <number:text>. </number:text>
      <number:month number:textual="true"/>
    </number:date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4P0"/>
    </number:number-style>
    <number:date-style style:name="N13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  <number:text>,</number:text>
    </number:time-style>
    <number:number-style style:name="N14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2P0" style:volatile="true">
      <number:text>R$""""""""""""""""</number:text>
      <number:number number:decimal-places="0" number:min-decimal-places="0" number:min-integer-digits="1" number:grouping="true"/>
    </number:number-style>
    <number:number-style style:name="N14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R$""""""""""""""""</number:text>
      <number:number number:decimal-places="0" number:min-decimal-places="0" number:min-integer-digits="1" number:grouping="true"/>
    </number:number-style>
    <number:number-style style:name="N143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4P0"/>
    </number:number-style>
    <number:number-style style:name="N145P0" style:volatile="true">
      <number:text>R$""""""""""""""""</number:text>
      <number:number number:decimal-places="2" number:min-decimal-places="2" number:min-integer-digits="1" number:grouping="true"/>
    </number:number-style>
    <number:number-style style:name="N14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time-style style:name="N146">
      <number:hours/>
      <number:text>:</number:text>
      <number:minutes number:style="long"/>
      <number:text> </number:text>
      <number:am-pm/>
    </number:time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4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6pt" fo:language="pt" fo:country="B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Lohit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1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style:text-outline="false" style:text-line-through-style="none" style:text-line-through-type="none" style:font-name="Albany1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7">00/00/0000</text:date>, <text:time style:data-style-name="N2" text:time-value="09:07:37.5897988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17">00/00/0000</text:date></text:span><text:span text:style-name="MT2"><text:s/>- </text:span><text:span text:style-name="MT2"><text:time style:data-style-name="N2" text:time-value="09:07:37.591938200">00:00:00</text:time></text:span><text:span text:style-name="MT2"><text:time style:data-style-name="N2" text:time-value="09:07:37.591983900">00:00:00</text:time></text:span></text:p>
        </style:region-center>
        <style:region-right>
          <text:p><text:span text:style-name="MT3">Prapet Distr. Acess. Ibiúna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Prapet Distr. Acess. Ibiúna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16:32Z</meta:creation-date>
    <dc:date>2025-10-17T09:08:02.416664600</dc:date>
    <meta:editing-cycles>687</meta:editing-cycles>
    <meta:editing-duration>PT53M12S</meta:editing-duration>
    <meta:print-date>2022-07-04T10:09:13.162219555</meta:print-date>
    <meta:document-statistic meta:table-count="1" meta:cell-count="113" meta:object-count="0"/>
    <meta:user-defined meta:name="Info 0"/>
    <meta:user-defined meta:name="Info 1"/>
    <meta:user-defined meta:name="Info 2"/>
    <meta:user-defined meta:name="Info 3"/>
  </office:meta>
</office:document-meta>
</file>